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3" style:parent-style-name="StrongEmphasis" style:family="text">
      <style:text-properties fo:font-weight="normal" style:font-weight-asian="normal" style:font-weight-complex="normal"/>
    </style:style>
    <style:style style:name="T4" style:parent-style-name="StrongEmphasis" style:family="text">
      <style:text-properties fo:font-weight="normal" style:font-weight-asian="normal" style:font-weight-complex="normal"/>
    </style:style>
    <style:style style:name="T5" style:parent-style-name="StrongEmphasis" style:family="text">
      <style:text-properties fo:font-weight="normal" style:font-weight-asian="normal" style:font-weight-complex="normal"/>
    </style:style>
    <style:style style:name="T6" style:parent-style-name="StrongEmphasis" style:family="text">
      <style:text-properties fo:font-weight="normal" style:font-weight-asian="normal" style:font-weight-complex="normal"/>
    </style:style>
    <style:style style:name="P7" style:parent-style-name="Textbody" style:family="paragraph"/>
    <style:style style:name="T8" style:parent-style-name="StrongEmphasis" style:family="text">
      <style:text-properties fo:font-weight="normal" style:font-weight-asian="normal" style:font-weight-complex="normal"/>
    </style:style>
    <style:style style:name="T9" style:parent-style-name="StrongEmphasis" style:family="text">
      <style:text-properties fo:font-weight="normal" style:font-weight-asian="normal" style:font-weight-complex="normal"/>
    </style:style>
    <style:style style:name="T10" style:parent-style-name="StrongEmphasis" style:family="text">
      <style:text-properties fo:font-weight="normal" style:font-weight-asian="normal" style:font-weight-complex="normal"/>
    </style:style>
    <style:style style:name="T11" style:parent-style-name="StrongEmphasis" style:family="text">
      <style:text-properties fo:font-weight="normal" style:font-weight-asian="normal" style:font-weight-complex="normal"/>
    </style:style>
    <style:style style:name="T12" style:parent-style-name="StrongEmphasis" style:family="text">
      <style:text-properties fo:font-weight="normal" style:font-weight-asian="normal" style:font-weight-complex="normal"/>
    </style:style>
    <style:style style:name="P13" style:parent-style-name="Textbody" style:family="paragraph"/>
    <style:style style:name="T14" style:parent-style-name="StrongEmphasis" style:family="text">
      <style:text-properties fo:font-weight="normal" style:font-weight-asian="normal" style:font-weight-complex="normal"/>
    </style:style>
    <style:style style:name="T15" style:parent-style-name="StrongEmphasis" style:family="text">
      <style:text-properties fo:font-weight="normal" style:font-weight-asian="normal" style:font-weight-complex="normal"/>
    </style:style>
    <style:style style:name="T16" style:parent-style-name="StrongEmphasis" style:family="text">
      <style:text-properties fo:font-weight="normal" style:font-weight-asian="normal" style:font-weight-complex="normal"/>
    </style:style>
    <style:style style:name="T17" style:parent-style-name="StrongEmphasis" style:family="text">
      <style:text-properties fo:font-weight="normal" style:font-weight-asian="normal" style:font-weight-complex="normal"/>
    </style:style>
    <style:style style:name="T18" style:parent-style-name="StrongEmphasis" style:family="text">
      <style:text-properties fo:font-weight="normal" style:font-weight-asian="normal" style:font-weight-complex="normal"/>
    </style:style>
    <style:style style:name="P19" style:parent-style-name="Textbody" style:family="paragraph"/>
    <style:style style:name="T20" style:parent-style-name="StrongEmphasis" style:family="text">
      <style:text-properties fo:font-weight="normal" style:font-weight-asian="normal" style:font-weight-complex="normal"/>
    </style:style>
    <style:style style:name="T21" style:parent-style-name="StrongEmphasis" style:family="text">
      <style:text-properties fo:font-weight="normal" style:font-weight-asian="normal" style:font-weight-complex="normal"/>
    </style:style>
    <style:style style:name="T22" style:parent-style-name="StrongEmphasis" style:family="text">
      <style:text-properties fo:font-weight="normal" style:font-weight-asian="normal" style:font-weight-complex="normal"/>
    </style:style>
    <style:style style:name="T23" style:parent-style-name="StrongEmphasis" style:family="text">
      <style:text-properties fo:font-weight="normal" style:font-weight-asian="normal" style:font-weight-complex="normal"/>
    </style:style>
    <style:style style:name="T24" style:parent-style-name="StrongEmphasis" style:family="text">
      <style:text-properties fo:font-weight="normal" style:font-weight-asian="normal" style:font-weight-complex="normal"/>
    </style:style>
    <style:style style:name="P25" style:parent-style-name="Textbody" style:family="paragraph"/>
    <style:style style:name="T26" style:parent-style-name="StrongEmphasis" style:family="text">
      <style:text-properties fo:font-weight="normal" style:font-weight-asian="normal" style:font-weight-complex="normal"/>
    </style:style>
    <style:style style:name="T27" style:parent-style-name="StrongEmphasis" style:family="text">
      <style:text-properties fo:font-weight="normal" style:font-weight-asian="normal" style:font-weight-complex="normal"/>
    </style:style>
    <style:style style:name="T28" style:parent-style-name="StrongEmphasis" style:family="text">
      <style:text-properties fo:font-weight="normal" style:font-weight-asian="normal" style:font-weight-complex="normal"/>
    </style:style>
    <style:style style:name="P29" style:parent-style-name="Textbody" style:family="paragraph"/>
    <style:style style:name="T30" style:parent-style-name="StrongEmphasis" style:family="text">
      <style:text-properties fo:font-weight="normal" style:font-weight-asian="normal" style:font-weight-complex="normal"/>
    </style:style>
    <style:style style:name="T31" style:parent-style-name="StrongEmphasis" style:family="text">
      <style:text-properties fo:font-weight="normal" style:font-weight-asian="normal" style:font-weight-complex="normal"/>
    </style:style>
    <style:style style:name="T32" style:parent-style-name="StrongEmphasis" style:family="text">
      <style:text-properties fo:font-weight="normal" style:font-weight-asian="normal" style:font-weight-complex="normal"/>
    </style:style>
    <style:style style:name="P33" style:parent-style-name="Textbody" style:family="paragraph"/>
    <style:style style:name="T34" style:parent-style-name="StrongEmphasis" style:family="text">
      <style:text-properties fo:font-weight="normal" style:font-weight-asian="normal" style:font-weight-complex="normal"/>
    </style:style>
    <style:style style:name="T35" style:parent-style-name="StrongEmphasis" style:family="text">
      <style:text-properties fo:font-weight="normal" style:font-weight-asian="normal" style:font-weight-complex="normal"/>
    </style:style>
    <style:style style:name="T36" style:parent-style-name="StrongEmphasis" style:family="text">
      <style:text-properties fo:font-weight="normal" style:font-weight-asian="normal" style:font-weight-complex="normal"/>
    </style:style>
    <style:style style:name="P3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color="#000000"/>
    </style:style>
    <style:style style:name="P44" style:parent-style-name="Standard" style:family="paragraph">
      <style:text-properties fo:color="#000000"/>
    </style:style>
    <style:style style:name="P45" style:parent-style-name="Standard" style:family="paragraph">
      <style:text-properties fo:color="#000000"/>
    </style:style>
    <style:style style:name="T46" style:parent-style-name="Policepardéfaut" style:family="text">
      <style:text-properties fo:font-weight="bold" style:font-weight-asian="bold" style:font-weight-complex="bold" fo:color="#000000"/>
    </style:style>
    <style:style style:name="P47" style:parent-style-name="Standard" style:family="paragraph">
      <style:text-properties fo:color="#000000"/>
    </style:style>
    <style:style style:name="P48" style:parent-style-name="Standard" style:family="paragraph">
      <style:text-properties fo:color="#000000"/>
    </style:style>
    <style:style style:name="P49" style:parent-style-name="Standard" style:family="paragraph">
      <style:text-properties fo:color="#000000"/>
    </style:style>
    <style:style style:name="P50" style:parent-style-name="Standard" style:family="paragraph">
      <style:text-properties fo:font-weight="bold" style:font-weight-asian="bold" style:font-weight-complex="bold" fo:color="#000000"/>
    </style:style>
    <style:style style:name="T51" style:parent-style-name="Policepardéfaut" style:family="text">
      <style:text-properties fo:color="#000000"/>
    </style:style>
  </office:automatic-styles>
  <office:body>
    <office:text text:use-soft-page-breaks="true">
      <text:p text:style-name="P1">Connaître le cheval à l’état naturel .</text:p>
      <text:p text:style-name="Standard"/>
      <text:p text:style-name="Standard">Le cheval à l’état naturel est une proie. Il vit en harde (groupe social) dirigée par un mâle dominant (étalon) et une jument dominante, Les<text:s/><text:span text:style-name="StrongEmphasis">étalons</text:span><text:s/>jouent un rôle prépondérant dans la<text:s/><text:span text:style-name="StrongEmphasis">protection</text:span><text:s/>du<text:s/>groupe contre les menaces extérieures, mais aussi dans la gestion des accouplements. Ils sont responsables de la reproduction, mais une fois qu'ils ont consolidé leur dominance, les conflits internes diminuent.</text:p>
      <text:p text:style-name="Standard">Les<text:s/><text:span text:style-name="StrongEmphasis">juments</text:span><text:s/>se distinguent par un comportement protecteur envers les<text:s/><text:span text:style-name="StrongEmphasis">poulains</text:span>, et leur rôle est essentiel dans l'<text:span text:style-name="StrongEmphasis">éducation sociale</text:span><text:s/>et la<text:s/><text:span text:style-name="StrongEmphasis">transmission des comportements</text:span><text:s/>au sein du groupe. Elles régulent aussi l'organisation des déplacements et des interactions sociales.</text:p>
      <text:p text:style-name="Standard"/>
      <text:p text:style-name="Standard">Le cheval est un herbivore, et passe entre 10 et 16h à brouter, Il passe la majorité de son temps à marcher au pas.</text:p>
      <text:p text:style-name="Standard"/>
      <text:p text:style-name="P2">COMPORTEMENT en harde</text:p>
      <text:p text:style-name="Standard"/>
      <text:p text:style-name="Standard">Les interactions au sein du groupe incluent de fréquentes<text:s/><text:span text:style-name="T3">épouillage mutuel</text:span><text:s/>(toilettage), qui permet de renforcer les liens sociaux et d'<text:span text:style-name="T4">atténuer les tensions hiérarchiques</text:span>. Le toilettage est également un moyen de renforcer la cohésion du groupe en réduisant les stress sociaux</text:p>
      <text:p text:style-name="Standard"/>
      <text:h text:style-name="Titre3" text:outline-level="3"><text:span text:style-name="StrongEmphasis">Communication et signaux sociaux</text:span></text:h>
      <text:p text:style-name="Textbody"><text:span text:style-name="T5">Langage corporel</text:span><text:s/>:<text:s/>Les chevaux utilisent un large éventail de<text:s/><text:span text:style-name="T6">signaux visuels</text:span><text:s/>pour interagir avec leurs congénères :</text:p>
      <text:list text:style-name="LFO1" text:continue-numbering="true">
        <text:list-item>
          <text:list>
            <text:list-item>
              <text:p text:style-name="P7"><text:span text:style-name="T8">Position des oreilles</text:span><text:s/>: Des oreilles en avant signalent<text:s/><text:span text:style-name="T9">l'attention</text:span><text:s/>ou la<text:s/><text:span text:style-name="T10">curiosité</text:span>, tandis que des oreilles en arrière peuvent indiquer un<text:s/><text:span text:style-name="T11">conflit</text:span><text:s/>ou de l'<text:span text:style-name="T12">agressivité</text:span>.</text:p>
            </text:list-item>
            <text:list-item>
              <text:p text:style-name="P13"><text:span text:style-name="T14">Corps tendu</text:span><text:s/>ou<text:s/><text:span text:style-name="T15">détendu</text:span><text:s/>: Un cheval qui se dresse sur ses pattes, avec le corps rigide, peut signaler de la<text:s/><text:span text:style-name="T16">méfiance</text:span><text:s/>ou de la<text:s/><text:span text:style-name="T17">dominance</text:span>. À l'inverse, une posture plus détendue est synonyme de<text:s/><text:span text:style-name="T18">sociabilité</text:span>.</text:p>
            </text:list-item>
            <text:list-item>
              <text:p text:style-name="P19"><text:span text:style-name="T20">Queue</text:span><text:s/>: Une queue agitée peut traduire de l'<text:span text:style-name="T21">excitation</text:span><text:s/>ou de l'<text:span text:style-name="T22">agressivité</text:span>, tandis qu'une queue calme indique de la<text:s/><text:span text:style-name="T23">détente</text:span>.</text:p>
            </text:list-item>
          </text:list>
        </text:list-item>
      </text:list>
      <text:p text:style-name="Textbody"><text:span text:style-name="T24">Vocalisations</text:span><text:s/>:</text:p>
      <text:list text:style-name="LFO1" text:continue-numbering="true">
        <text:list-item>
          <text:list>
            <text:list-item>
              <text:p text:style-name="P25"><text:span text:style-name="T26">Hennissement</text:span><text:s/>: Principalement utilisé pour<text:s/><text:span text:style-name="T27">communiquer à distance</text:span><text:s/>avec d'autres membres de la harde ou pour signaler une<text:s/><text:span text:style-name="T28">menace</text:span>. On remarquera que plus le hennissement est aigu, plus le signal montrera un niveau d’inquiétude. Les jument font de légers hérissements très grave, bas en fréquence et doux quand elles communiquent avec leur poulain.</text:p>
            </text:list-item>
            <text:list-item>
              <text:p text:style-name="P29"><text:span text:style-name="T30">Soufflement ou reniflement</text:span><text:s/>: Sont des signes de<text:s/><text:span text:style-name="T31">curiosité</text:span><text:s/>ou de<text:s/><text:span text:style-name="T32">calme</text:span>. Ces sons sont également utilisés pour établir des contacts avec les autres chevaux du groupe.</text:p>
            </text:list-item>
            <text:list-item>
              <text:p text:style-name="P33"><text:span text:style-name="T34">Grincements ou grognements</text:span><text:s/>: Surviennent dans des situations de<text:s/><text:span text:style-name="T35">conflit social</text:span><text:s/>ou d'<text:span text:style-name="T36">affirmation de la hiérarchie</text:span><text:s/>au sein du groupe.</text:p>
            </text:list-item>
          </text:list>
        </text:list-item>
      </text:list>
      <text:p text:style-name="Standard"/>
      <text:p text:style-name="Standard"/>
      <text:p text:style-name="Standard"/>
      <text:p text:style-name="Standard"/>
      <text:p text:style-name="P37">INSTINCT DU CHEVAL</text:p>
      <text:p text:style-name="Standard"/>
      <text:p text:style-name="Standard">En tant que proie naturelle, le cheval présente un comportement de fuite instinctif face à toute menace. Ce comportement est renforcé par un<text:s/><text:span text:style-name="StrongEmphasis">système sensoriel</text:span><text:s/>très développé, leur permettant de détecter des menaces à grande distance.</text:p>
      <text:p text:style-name="Standard"/>
      <text:p text:style-name="P38">LE SYSTÈME SENSORIEL DU CHEVAL</text:p>
      <text:p text:style-name="Standard"/>
      <text:p text:style-name="P39">LA VUE</text:p>
      <text:p text:style-name="Standard">Les chevaux ont un champ de vision très large, environ 350° autour d’eux due à la position de leurs yeux situés sur les<text:s/>côtés. Ils ont une vision presque panoramique. Ils peuvent juger la profondeur grâce à une petite zone de vision binoculaire à l’avant.</text:p>
      <text:p text:style-name="Standard">Les chevaux sont particulièrement sensibles aux mouvements, même très faibles dans leur environnement.</text:p>
      <text:p text:style-name="Standard">Ils ont une excellente vision nocturne grâce au tapetum lucidum (couche spéciale de cellule dans l’œil) qui réfléchit la lumière.</text:p>
      <text:p text:style-name="Standard">Cependant, leur perception des couleurs est limitée comparée à celle des humains. Ils voient principalement dans les tons de bleu et jaune<text:s/>et distinguent mal les tons rouges et<text:s/>verts.</text:p>
      <text:p text:style-name="Standard"/>
      <text:p text:style-name="P40">L’OUÏE</text:p>
      <text:p text:style-name="Standard">Les chevaux ont les oreilles mobiles, capables de pivoter à 180° ce qui leur permet d’entendre des sons<text:s/>provenant<text:s/>de directions multiples sans avoir à bouger la tête. Cette capacité est vitale pour leur survie.</text:p>
      <text:p text:style-name="Standard">Ils ont l’ouïe très fine. Ils captent les ultrasons car leur perception auditive se situe de 55Hz à 33 500Hz (contre 20 à 20 000 pour l’homme). Les chevaux peuvent entendre un son à plus de 4km.</text:p>
      <text:p text:style-name="Standard"/>
      <text:p text:style-name="P41">L’ODORAT </text:p>
      <text:p text:style-name="Standard">Le cheval possède un odorat très développé et<text:s/>détecte<text:s/>des odeurs à des distances considérables. Il utilise l’odorat pour identifier ses congénères, reconnaître son territoire ou sentir la présence d’un prédateur.</text:p>
      <text:p text:style-name="Standard">Le système voméronasal (organe de Jacobson) est un organe spécialisé situé dans la cavité nasale. Il est particulièrement sensible aux phéromones (signaux hormonaux liés à la reproduction ou au stress).</text:p>
      <text:p text:style-name="Standard"/>
      <text:p text:style-name="P42">LE TOUCHER</text:p>
      <text:p text:style-name="P43">Le cheval possède une grande sensibilité cutanée, il peut ressentir des<text:s/>pressions infimes et légères.<text:line-break/>Il<text:s/>a des zones plus sensibles au toucher où la peau est la plus fine comme la tête, les oreilles, les flancs, le ventre et l'intérieur des jambes.<text:line-break/>L'ensemble de son corps est recouvert de muscles peauciers dont la caractéristique est de provoquer des réactions de frémissement lorsque des insectes viennent se poser, c'est un réflexe inné.</text:p>
      <text:p text:style-name="P44">Le cheval possède également des vibrisses (ou poils tactiles) qui sont des organes sensoriels situés sur le naseau, les lèvres, le nez, le menton, les joues,<text:s/>au-dessus<text:s/>des apophyses zygomatiques et autour des yeux. Directement connectés au cerveau, ces poils transmettent des informations grâce à leur vibration. Cela permettra au cheval d’analyser son environnement très proche, là où la vue est très faible et combler les zones aveugles pour lesquelles il n’a aucun visuel.</text:p>
      <text:p text:style-name="P45"/>
      <text:p text:style-name="Standard"><text:span text:style-name="T46">LE GOÛT</text:span></text:p>
      <text:p text:style-name="P47">Le sens du goût est très important chez le cheval peut distinguer les saveurs sucrés, salées, acides et amères, mails ils ont<text:s/>une préférence<text:s/>pour les mets sucrés<text:s/>(herbe fraîche, fruits), Cependant, ils aiment moins les saveurs amères.</text:p>
      <text:p text:style-name="P48">Les chevaux ont un système digestif<text:s/>ultrasensible, et leur capacité gustative leur permettent de <text:s/>sélectionner les aliments qui correspondent le mieux à leurs besoins. Ils peuvent éviter les plantes toxiques ou les aliments qu’ils peuvent mal digérer.</text:p>
      <text:p text:style-name="P49"/>
      <text:p text:style-name="P50">SENSIBILITÉ AUX CHAMPS magnétiques</text:p>
      <text:p text:style-name="Standard"><text:span text:style-name="T51">A prendre à la légère pour le moment, mais certaines études scientifiques suggèrent que les chevaux possèdent une capacité à percevoir les champs magnétiques ce qui pourrait les aider à s'orienter dans leur environnement, notamment lors de déplacements à grande échelle. Il est possible que ce phénomène leur permette de mieux se repérer dans la natur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style:text-properties style:font-name="Times New Roman" style:font-name-asian="NSimSun"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Agathe Denhaerynck</dc:creator>
    <meta:creation-date>2025-04-05T21:41:00Z</meta:creation-date>
    <dc:date>2025-04-06T14:59:00Z</dc:date>
    <meta:template xlink:href="Normal.dotm" xlink:type="simple"/>
    <meta:editing-cycles>5</meta:editing-cycles>
    <meta:editing-duration>PT5340S</meta:editing-duration>
    <meta:document-statistic meta:page-count="1" meta:paragraph-count="12" meta:word-count="934" meta:character-count="6063" meta:row-count="42" meta:non-whitespace-character-count="5141"/>
  </office:meta>
</office:document-meta>
</file>